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7167398749702" calcext:value-type="float">
            <text:p>2.17167</text:p>
          </table:table-cell>
          <table:table-cell office:value-type="float" office:value="2.23326545761723" calcext:value-type="float">
            <text:p>2.23327</text:p>
          </table:table-cell>
          <table:table-cell office:value-type="float" office:value="2.7646259172227" calcext:value-type="float">
            <text:p>2.76463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238303799274" calcext:value-type="float">
            <text:p>2.18238</text:p>
          </table:table-cell>
          <table:table-cell office:value-type="float" office:value="2.22698033581881" calcext:value-type="float">
            <text:p>2.22698</text:p>
          </table:table-cell>
          <table:table-cell office:value-type="float" office:value="2.75285190309806" calcext:value-type="float">
            <text:p>2.75285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1232924210986" calcext:value-type="float">
            <text:p>2.21233</text:p>
          </table:table-cell>
          <table:table-cell office:value-type="float" office:value="2.23679413678434" calcext:value-type="float">
            <text:p>2.23679</text:p>
          </table:table-cell>
          <table:table-cell office:value-type="float" office:value="2.83126494469324" calcext:value-type="float">
            <text:p>2.83126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671444588331" calcext:value-type="float">
            <text:p>2.21671</text:p>
          </table:table-cell>
          <table:table-cell office:value-type="float" office:value="2.2284064716359" calcext:value-type="float">
            <text:p>2.22841</text:p>
          </table:table-cell>
          <table:table-cell office:value-type="float" office:value="2.8256323239859" calcext:value-type="float">
            <text:p>2.82563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815080046498" calcext:value-type="float">
            <text:p>2.16815</text:p>
          </table:table-cell>
          <table:table-cell office:value-type="float" office:value="2.33589467993767" calcext:value-type="float">
            <text:p>2.33589</text:p>
          </table:table-cell>
          <table:table-cell office:value-type="float" office:value="3.15803054875399" calcext:value-type="float">
            <text:p>3.15803</text:p>
          </table:table-cell>
          <table:table-cell office:value-type="float" office:value="70755750" calcext:value-type="float">
            <text:p>707557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629309668292" calcext:value-type="float">
            <text:p>2.16629</text:p>
          </table:table-cell>
          <table:table-cell office:value-type="float" office:value="2.34574509317332" calcext:value-type="float">
            <text:p>2.34575</text:p>
          </table:table-cell>
          <table:table-cell office:value-type="float" office:value="3.09877340821984" calcext:value-type="float">
            <text:p>3.09877</text:p>
          </table:table-cell>
          <table:table-cell office:value-type="float" office:value="70720350" calcext:value-type="float">
            <text:p>707203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160656599486" calcext:value-type="float">
            <text:p>2.21161</text:p>
          </table:table-cell>
          <table:table-cell office:value-type="float" office:value="2.25603433072468" calcext:value-type="float">
            <text:p>2.25603</text:p>
          </table:table-cell>
          <table:table-cell office:value-type="float" office:value="3.08590023825472" calcext:value-type="float">
            <text:p>3.0859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7002297075736" calcext:value-type="float">
            <text:p>2.17002</text:p>
          </table:table-cell>
          <table:table-cell office:value-type="float" office:value="2.3401019791333" calcext:value-type="float">
            <text:p>2.3401</text:p>
          </table:table-cell>
          <table:table-cell office:value-type="float" office:value="3.10369131374491" calcext:value-type="float">
            <text:p>3.10369</text:p>
          </table:table-cell>
          <table:table-cell office:value-type="float" office:value="70720350" calcext:value-type="float">
            <text:p>707203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613308380473" calcext:value-type="float">
            <text:p>2.27613</text:p>
          </table:table-cell>
          <table:table-cell office:value-type="float" office:value="2.14513865015765" calcext:value-type="float">
            <text:p>2.14514</text:p>
          </table:table-cell>
          <table:table-cell office:value-type="float" office:value="2.73655756501909" calcext:value-type="float">
            <text:p>2.73656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394095165851" calcext:value-type="float">
            <text:p>2.21394</text:p>
          </table:table-cell>
          <table:table-cell office:value-type="float" office:value="2.27200806880521" calcext:value-type="float">
            <text:p>2.27201</text:p>
          </table:table-cell>
          <table:table-cell office:value-type="float" office:value="2.87101243587652" calcext:value-type="float">
            <text:p>2.87101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456047825187" calcext:value-type="float">
            <text:p>2.21456</text:p>
          </table:table-cell>
          <table:table-cell office:value-type="float" office:value="2.27079642017399" calcext:value-type="float">
            <text:p>2.2708</text:p>
          </table:table-cell>
          <table:table-cell office:value-type="float" office:value="2.87987371302769" calcext:value-type="float">
            <text:p>2.87987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8349006264509" calcext:value-type="float">
            <text:p>2.18349</text:p>
          </table:table-cell>
          <table:table-cell office:value-type="float" office:value="2.33964261561781" calcext:value-type="float">
            <text:p>2.33964</text:p>
          </table:table-cell>
          <table:table-cell office:value-type="float" office:value="3.1640242948453" calcext:value-type="float">
            <text:p>3.16402</text:p>
          </table:table-cell>
          <table:table-cell office:value-type="float" office:value="70755750" calcext:value-type="float">
            <text:p>707557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8720456611907" calcext:value-type="float">
            <text:p>2.2872</text:p>
          </table:table-cell>
          <table:table-cell office:value-type="float" office:value="2.13416310777559" calcext:value-type="float">
            <text:p>2.13416</text:p>
          </table:table-cell>
          <table:table-cell office:value-type="float" office:value="2.75404395292302" calcext:value-type="float">
            <text:p>2.75404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897374883725" calcext:value-type="float">
            <text:p>2.22897</text:p>
          </table:table-cell>
          <table:table-cell office:value-type="float" office:value="2.25771638121432" calcext:value-type="float">
            <text:p>2.25772</text:p>
          </table:table-cell>
          <table:table-cell office:value-type="float" office:value="3.00929073761339" calcext:value-type="float">
            <text:p>3.00929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133087963679" calcext:value-type="float">
            <text:p>2.23133</text:p>
          </table:table-cell>
          <table:table-cell office:value-type="float" office:value="2.25691594217639" calcext:value-type="float">
            <text:p>2.25692</text:p>
          </table:table-cell>
          <table:table-cell office:value-type="float" office:value="2.9945904254981" calcext:value-type="float">
            <text:p>2.99459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36611836575" calcext:value-type="float">
            <text:p>2.28366</text:p>
          </table:table-cell>
          <table:table-cell office:value-type="float" office:value="2.15462978739035" calcext:value-type="float">
            <text:p>2.15463</text:p>
          </table:table-cell>
          <table:table-cell office:value-type="float" office:value="2.86285435765721" calcext:value-type="float">
            <text:p>2.86285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3354793215817" calcext:value-type="float">
            <text:p>2.23355</text:p>
          </table:table-cell>
          <table:table-cell office:value-type="float" office:value="2.25829380792091" calcext:value-type="float">
            <text:p>2.25829</text:p>
          </table:table-cell>
          <table:table-cell office:value-type="float" office:value="3.08543017271348" calcext:value-type="float">
            <text:p>3.08543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513697633448" calcext:value-type="float">
            <text:p>2.29514</text:p>
          </table:table-cell>
          <table:table-cell office:value-type="float" office:value="2.14638420904661" calcext:value-type="float">
            <text:p>2.14638</text:p>
          </table:table-cell>
          <table:table-cell office:value-type="float" office:value="2.89875672307907" calcext:value-type="float">
            <text:p>2.89876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585184431701" calcext:value-type="float">
            <text:p>2.29585</text:p>
          </table:table-cell>
          <table:table-cell office:value-type="float" office:value="2.15155346746291" calcext:value-type="float">
            <text:p>2.15155</text:p>
          </table:table-cell>
          <table:table-cell office:value-type="float" office:value="2.8869368189505" calcext:value-type="float">
            <text:p>2.88694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176556675606" calcext:value-type="float">
            <text:p>2.24177</text:p>
          </table:table-cell>
          <table:table-cell office:value-type="float" office:value="2.26091415891995" calcext:value-type="float">
            <text:p>2.26091</text:p>
          </table:table-cell>
          <table:table-cell office:value-type="float" office:value="3.07383860675634" calcext:value-type="float">
            <text:p>3.07384</text:p>
          </table:table-cell>
          <table:table-cell office:value-type="float" office:value="70755750" calcext:value-type="float">
            <text:p>707557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764116170286" calcext:value-type="float">
            <text:p>2.29764</text:p>
          </table:table-cell>
          <table:table-cell office:value-type="float" office:value="2.15878233682714" calcext:value-type="float">
            <text:p>2.15878</text:p>
          </table:table-cell>
          <table:table-cell office:value-type="float" office:value="2.91175590507796" calcext:value-type="float">
            <text:p>2.91176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0182202330244" calcext:value-type="float">
            <text:p>2.30182</text:p>
          </table:table-cell>
          <table:table-cell office:value-type="float" office:value="2.15323417012445" calcext:value-type="float">
            <text:p>2.15323</text:p>
          </table:table-cell>
          <table:table-cell office:value-type="float" office:value="2.93032207204343" calcext:value-type="float">
            <text:p>2.93032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547599311717" calcext:value-type="float">
            <text:p>2.24548</text:p>
          </table:table-cell>
          <table:table-cell office:value-type="float" office:value="2.26690961511962" calcext:value-type="float">
            <text:p>2.26691</text:p>
          </table:table-cell>
          <table:table-cell office:value-type="float" office:value="3.07507514230292" calcext:value-type="float">
            <text:p>3.07508</text:p>
          </table:table-cell>
          <table:table-cell office:value-type="float" office:value="70755750" calcext:value-type="float">
            <text:p>707557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0779077537746" calcext:value-type="float">
            <text:p>2.30779</text:p>
          </table:table-cell>
          <table:table-cell office:value-type="float" office:value="2.16056371437492" calcext:value-type="float">
            <text:p>2.16056</text:p>
          </table:table-cell>
          <table:table-cell office:value-type="float" office:value="2.93973069538571" calcext:value-type="float">
            <text:p>2.93973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249835213629" calcext:value-type="float">
            <text:p>2.2825</text:p>
          </table:table-cell>
          <table:table-cell office:value-type="float" office:value="2.2187090074032" calcext:value-type="float">
            <text:p>2.21871</text:p>
          </table:table-cell>
          <table:table-cell office:value-type="float" office:value="3.16573053878255" calcext:value-type="float">
            <text:p>3.16573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480349715464" calcext:value-type="float">
            <text:p>2.2648</text:p>
          </table:table-cell>
          <table:table-cell office:value-type="float" office:value="2.2757925830401" calcext:value-type="float">
            <text:p>2.27579</text:p>
          </table:table-cell>
          <table:table-cell office:value-type="float" office:value="3.06749347252948" calcext:value-type="float">
            <text:p>3.06749</text:p>
          </table:table-cell>
          <table:table-cell office:value-type="float" office:value="70720350" calcext:value-type="float">
            <text:p>707203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0735401833861" calcext:value-type="float">
            <text:p>2.30735</text:p>
          </table:table-cell>
          <table:table-cell office:value-type="float" office:value="2.19591845013704" calcext:value-type="float">
            <text:p>2.19592</text:p>
          </table:table-cell>
          <table:table-cell office:value-type="float" office:value="3.05980366630905" calcext:value-type="float">
            <text:p>3.0598</text:p>
          </table:table-cell>
          <table:table-cell office:value-type="float" office:value="70746900" calcext:value-type="float">
            <text:p>70746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6446765322853" calcext:value-type="float">
            <text:p>2.26447</text:p>
          </table:table-cell>
          <table:table-cell office:value-type="float" office:value="2.2866061607444" calcext:value-type="float">
            <text:p>2.28661</text:p>
          </table:table-cell>
          <table:table-cell office:value-type="float" office:value="3.07695717003663" calcext:value-type="float">
            <text:p>3.07696</text:p>
          </table:table-cell>
          <table:table-cell office:value-type="float" office:value="70720350" calcext:value-type="float">
            <text:p>707203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818658691925" calcext:value-type="float">
            <text:p>2.28819</text:p>
          </table:table-cell>
          <table:table-cell office:value-type="float" office:value="2.24120112838925" calcext:value-type="float">
            <text:p>2.2412</text:p>
          </table:table-cell>
          <table:table-cell office:value-type="float" office:value="3.1684279910051" calcext:value-type="float">
            <text:p>3.16843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798974937418" calcext:value-type="float">
            <text:p>2.30799</text:p>
          </table:table-cell>
          <table:table-cell office:value-type="float" office:value="2.20848455550703" calcext:value-type="float">
            <text:p>2.20848</text:p>
          </table:table-cell>
          <table:table-cell office:value-type="float" office:value="3.05172455612896" calcext:value-type="float">
            <text:p>3.05172</text:p>
          </table:table-cell>
          <table:table-cell office:value-type="float" office:value="70746900" calcext:value-type="float">
            <text:p>70746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0188767863909" calcext:value-type="float">
            <text:p>2.30189</text:p>
          </table:table-cell>
          <table:table-cell office:value-type="float" office:value="2.1293647743789" calcext:value-type="float">
            <text:p>2.12936</text:p>
          </table:table-cell>
          <table:table-cell office:value-type="float" office:value="2.90633277345142" calcext:value-type="float">
            <text:p>2.90633</text:p>
          </table:table-cell>
          <table:table-cell office:value-type="float" office:value="70729200" calcext:value-type="float">
            <text:p>707292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661548554204" calcext:value-type="float">
            <text:p>2.30662</text:p>
          </table:table-cell>
          <table:table-cell office:value-type="float" office:value="2.14112170079684" calcext:value-type="float">
            <text:p>2.14112</text:p>
          </table:table-cell>
          <table:table-cell office:value-type="float" office:value="2.8920615530785" calcext:value-type="float">
            <text:p>2.89206</text:p>
          </table:table-cell>
          <table:table-cell office:value-type="float" office:value="70729200" calcext:value-type="float">
            <text:p>707292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31935280815" calcext:value-type="float">
            <text:p>2.28319</text:p>
          </table:table-cell>
          <table:table-cell office:value-type="float" office:value="2.16227024399687" calcext:value-type="float">
            <text:p>2.16227</text:p>
          </table:table-cell>
          <table:table-cell office:value-type="float" office:value="2.87282154536765" calcext:value-type="float">
            <text:p>2.87282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920766191277" calcext:value-type="float">
            <text:p>2.28921</text:p>
          </table:table-cell>
          <table:table-cell office:value-type="float" office:value="2.17054745812165" calcext:value-type="float">
            <text:p>2.17055</text:p>
          </table:table-cell>
          <table:table-cell office:value-type="float" office:value="2.90293521087357" calcext:value-type="float">
            <text:p>2.90294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124253505899" calcext:value-type="float">
            <text:p>2.23124</text:p>
          </table:table-cell>
          <table:table-cell office:value-type="float" office:value="2.20877551294418" calcext:value-type="float">
            <text:p>2.20878</text:p>
          </table:table-cell>
          <table:table-cell office:value-type="float" office:value="2.92346428382146" calcext:value-type="float">
            <text:p>2.92346</text:p>
          </table:table-cell>
          <table:table-cell office:value-type="float" office:value="70755750" calcext:value-type="float">
            <text:p>707557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019188692935" calcext:value-type="float">
            <text:p>2.30192</text:p>
          </table:table-cell>
          <table:table-cell office:value-type="float" office:value="2.17437406258986" calcext:value-type="float">
            <text:p>2.17437</text:p>
          </table:table-cell>
          <table:table-cell office:value-type="float" office:value="2.99330384487403" calcext:value-type="float">
            <text:p>2.9933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0313268605671" calcext:value-type="float">
            <text:p>2.30313</text:p>
          </table:table-cell>
          <table:table-cell office:value-type="float" office:value="2.17298813326184" calcext:value-type="float">
            <text:p>2.17299</text:p>
          </table:table-cell>
          <table:table-cell office:value-type="float" office:value="3.00163527424479" calcext:value-type="float">
            <text:p>3.00164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317196128936" calcext:value-type="float">
            <text:p>2.23317</text:p>
          </table:table-cell>
          <table:table-cell office:value-type="float" office:value="2.2133313264293" calcext:value-type="float">
            <text:p>2.21333</text:p>
          </table:table-cell>
          <table:table-cell office:value-type="float" office:value="2.92102292746526" calcext:value-type="float">
            <text:p>2.92102</text:p>
          </table:table-cell>
          <table:table-cell office:value-type="float" office:value="70755750" calcext:value-type="float">
            <text:p>707557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128434932107" calcext:value-type="float">
            <text:p>2.20128</text:p>
          </table:table-cell>
          <table:table-cell office:value-type="float" office:value="2.25872221091148" calcext:value-type="float">
            <text:p>2.25872</text:p>
          </table:table-cell>
          <table:table-cell office:value-type="float" office:value="2.99065285624608" calcext:value-type="float">
            <text:p>2.99065</text:p>
          </table:table-cell>
          <table:table-cell office:value-type="float" office:value="70729200" calcext:value-type="float">
            <text:p>707292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1212189590721" calcext:value-type="float">
            <text:p>2.21212</text:p>
          </table:table-cell>
          <table:table-cell office:value-type="float" office:value="2.24315704122201" calcext:value-type="float">
            <text:p>2.24316</text:p>
          </table:table-cell>
          <table:table-cell office:value-type="float" office:value="2.98938429955379" calcext:value-type="float">
            <text:p>2.98938</text:p>
          </table:table-cell>
          <table:table-cell office:value-type="float" office:value="70729200" calcext:value-type="float">
            <text:p>707292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721771281899" calcext:value-type="float">
            <text:p>2.17218</text:p>
          </table:table-cell>
          <table:table-cell office:value-type="float" office:value="2.30932078940484" calcext:value-type="float">
            <text:p>2.30932</text:p>
          </table:table-cell>
          <table:table-cell office:value-type="float" office:value="3.10415952143569" calcext:value-type="float">
            <text:p>3.10416</text:p>
          </table:table-cell>
          <table:table-cell office:value-type="float" office:value="70711500" calcext:value-type="float">
            <text:p>707115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8847799862823" calcext:value-type="float">
            <text:p>2.18848</text:p>
          </table:table-cell>
          <table:table-cell office:value-type="float" office:value="2.32006467123452" calcext:value-type="float">
            <text:p>2.32006</text:p>
          </table:table-cell>
          <table:table-cell office:value-type="float" office:value="3.10598145987569" calcext:value-type="float">
            <text:p>3.10598</text:p>
          </table:table-cell>
          <table:table-cell office:value-type="float" office:value="70711500" calcext:value-type="float">
            <text:p>707115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6627250722725" calcext:value-type="float">
            <text:p>2.26627</text:p>
          </table:table-cell>
          <table:table-cell office:value-type="float" office:value="2.18801395372162" calcext:value-type="float">
            <text:p>2.18801</text:p>
          </table:table-cell>
          <table:table-cell office:value-type="float" office:value="2.95765224890399" calcext:value-type="float">
            <text:p>2.95765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7866018563055" calcext:value-type="float">
            <text:p>2.27866</text:p>
          </table:table-cell>
          <table:table-cell office:value-type="float" office:value="2.17887353150782" calcext:value-type="float">
            <text:p>2.17887</text:p>
          </table:table-cell>
          <table:table-cell office:value-type="float" office:value="2.97121970754819" calcext:value-type="float">
            <text:p>2.97122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22360778858" calcext:value-type="float">
            <text:p>2.22224</text:p>
          </table:table-cell>
          <table:table-cell office:value-type="float" office:value="2.28266871391165" calcext:value-type="float">
            <text:p>2.28267</text:p>
          </table:table-cell>
          <table:table-cell office:value-type="float" office:value="2.9920590081607" calcext:value-type="float">
            <text:p>2.99206</text:p>
          </table:table-cell>
          <table:table-cell office:value-type="float" office:value="70729200" calcext:value-type="float">
            <text:p>707292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1025395451949" calcext:value-type="float">
            <text:p>2.21025</text:p>
          </table:table-cell>
          <table:table-cell office:value-type="float" office:value="2.28509345503696" calcext:value-type="float">
            <text:p>2.28509</text:p>
          </table:table-cell>
          <table:table-cell office:value-type="float" office:value="3.00438981354236" calcext:value-type="float">
            <text:p>3.00439</text:p>
          </table:table-cell>
          <table:table-cell office:value-type="float" office:value="70729200" calcext:value-type="float">
            <text:p>707292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464000090407" calcext:value-type="float">
            <text:p>2.24464</text:p>
          </table:table-cell>
          <table:table-cell office:value-type="float" office:value="2.27646475583459" calcext:value-type="float">
            <text:p>2.27646</text:p>
          </table:table-cell>
          <table:table-cell office:value-type="float" office:value="3.10883419749503" calcext:value-type="float">
            <text:p>3.10883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3998486720656" calcext:value-type="float">
            <text:p>2.33998</text:p>
          </table:table-cell>
          <table:table-cell office:value-type="float" office:value="2.17555577691917" calcext:value-type="float">
            <text:p>2.17556</text:p>
          </table:table-cell>
          <table:table-cell office:value-type="float" office:value="3.00465318562257" calcext:value-type="float">
            <text:p>3.00465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4158661192863" calcext:value-type="float">
            <text:p>2.34159</text:p>
          </table:table-cell>
          <table:table-cell office:value-type="float" office:value="2.17130190770692" calcext:value-type="float">
            <text:p>2.1713</text:p>
          </table:table-cell>
          <table:table-cell office:value-type="float" office:value="3.02102254447113" calcext:value-type="float">
            <text:p>3.02102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563504760129" calcext:value-type="float">
            <text:p>2.21564</text:p>
          </table:table-cell>
          <table:table-cell office:value-type="float" office:value="2.36534102073494" calcext:value-type="float">
            <text:p>2.36534</text:p>
          </table:table-cell>
          <table:table-cell office:value-type="float" office:value="3.28201754032813" calcext:value-type="float">
            <text:p>3.28202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1288285329451" calcext:value-type="float">
            <text:p>2.21288</text:p>
          </table:table-cell>
          <table:table-cell office:value-type="float" office:value="2.36190694740797" calcext:value-type="float">
            <text:p>2.36191</text:p>
          </table:table-cell>
          <table:table-cell office:value-type="float" office:value="3.29779374964243" calcext:value-type="float">
            <text:p>3.29779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622979708622" calcext:value-type="float">
            <text:p>2.23623</text:p>
          </table:table-cell>
          <table:table-cell office:value-type="float" office:value="2.30119849726979" calcext:value-type="float">
            <text:p>2.3012</text:p>
          </table:table-cell>
          <table:table-cell office:value-type="float" office:value="3.13089949803047" calcext:value-type="float">
            <text:p>3.1309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9056961797047" calcext:value-type="float">
            <text:p>2.19057</text:p>
          </table:table-cell>
          <table:table-cell office:value-type="float" office:value="2.34951661642103" calcext:value-type="float">
            <text:p>2.34952</text:p>
          </table:table-cell>
          <table:table-cell office:value-type="float" office:value="3.04282354338911" calcext:value-type="float">
            <text:p>3.04282</text:p>
          </table:table-cell>
          <table:table-cell office:value-type="float" office:value="70702650" calcext:value-type="float">
            <text:p>707026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50224708692" calcext:value-type="float">
            <text:p>2.18502</text:p>
          </table:table-cell>
          <table:table-cell office:value-type="float" office:value="2.34255547705779" calcext:value-type="float">
            <text:p>2.34256</text:p>
          </table:table-cell>
          <table:table-cell office:value-type="float" office:value="3.0570042282715" calcext:value-type="float">
            <text:p>3.057</text:p>
          </table:table-cell>
          <table:table-cell office:value-type="float" office:value="70702650" calcext:value-type="float">
            <text:p>707026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561219163695" calcext:value-type="float">
            <text:p>2.25561</text:p>
          </table:table-cell>
          <table:table-cell office:value-type="float" office:value="2.28750435612361" calcext:value-type="float">
            <text:p>2.2875</text:p>
          </table:table-cell>
          <table:table-cell office:value-type="float" office:value="3.1778721492729" calcext:value-type="float">
            <text:p>3.17787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629098411313" calcext:value-type="float">
            <text:p>2.24629</text:p>
          </table:table-cell>
          <table:table-cell office:value-type="float" office:value="2.28832444451037" calcext:value-type="float">
            <text:p>2.28832</text:p>
          </table:table-cell>
          <table:table-cell office:value-type="float" office:value="3.17654706838355" calcext:value-type="float">
            <text:p>3.17655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78474286687" calcext:value-type="float">
            <text:p>2.21785</text:p>
          </table:table-cell>
          <table:table-cell office:value-type="float" office:value="2.32088889642279" calcext:value-type="float">
            <text:p>2.32089</text:p>
          </table:table-cell>
          <table:table-cell office:value-type="float" office:value="3.17855291233438" calcext:value-type="float">
            <text:p>3.17855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3" calcext:value-type="float">
            <text:p>3</text:p>
          </table:table-cell>
          <table:table-cell table:formula="of:=COUNTIF([.BW1:.BW60]; &quot;0&quot;)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1779061365722" calcext:value-type="float">
            <text:p>2.21779</text:p>
          </table:table-cell>
          <table:table-cell office:value-type="float" office:value="2.33046290390819" calcext:value-type="float">
            <text:p>2.33046</text:p>
          </table:table-cell>
          <table:table-cell office:value-type="float" office:value="3.18723230234288" calcext:value-type="float">
            <text:p>3.18723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3" calcext:value-type="float">
            <text:p>3</text:p>
          </table:table-cell>
          <table:table-cell table:style-name="ce1" table:formula="of:=COUNTIF([.BW1:.BW60]; &quot;1&quot;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2470338806431" calcext:value-type="float">
            <text:p>2.2247</text:p>
          </table:table-cell>
          <table:table-cell office:value-type="float" office:value="2.34254170172572" calcext:value-type="float">
            <text:p>2.34254</text:p>
          </table:table-cell>
          <table:table-cell office:value-type="float" office:value="3.17903078061053" calcext:value-type="float">
            <text:p>3.17903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3" calcext:value-type="float">
            <text:p>3</text:p>
          </table:table-cell>
          <table:table-cell table:formula="of:=COUNTIF([.BW1:.BW60]; &quot;2&quot;)" office:value-type="float" office:value="10" calcext:value-type="float">
            <text:p>1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94029187499" calcext:value-type="float">
            <text:p>2.2294</text:p>
          </table:table-cell>
          <table:table-cell office:value-type="float" office:value="2.34246588233299" calcext:value-type="float">
            <text:p>2.34247</text:p>
          </table:table-cell>
          <table:table-cell office:value-type="float" office:value="3.17978004463538" calcext:value-type="float">
            <text:p>3.17978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3" calcext:value-type="float">
            <text:p>3</text:p>
          </table:table-cell>
          <table:table-cell table:formula="of:=COUNTIF([.BW15:.BW60]; &quot;3&quot;)" office:value-type="float" office:value="20" calcext:value-type="float">
            <text:p>20</text:p>
          </table:table-cell>
        </table:table-row>
        <table:table-row table:style-name="ro1">
          <table:table-cell table:formula="of:=SUM([.A56:.A60])" office:value-type="float" office:value="3" calcext:value-type="float">
            <text:p>3</text:p>
          </table:table-cell>
          <table:table-cell table:formula="of:=SUM([.B56:.B60])" office:value-type="float" office:value="1" calcext:value-type="float">
            <text:p>1</text:p>
          </table:table-cell>
          <table:table-cell table:formula="of:=SUM([.C56:.C60])" office:value-type="float" office:value="3" calcext:value-type="float">
            <text:p>3</text:p>
          </table:table-cell>
          <table:table-cell table:formula="of:=SUM([.D56:.D60])" office:value-type="float" office:value="3" calcext:value-type="float">
            <text:p>3</text:p>
          </table:table-cell>
          <table:table-cell table:formula="of:=SUM([.E56:.E60])" office:value-type="float" office:value="2" calcext:value-type="float">
            <text:p>2</text:p>
          </table:table-cell>
          <table:table-cell table:formula="of:=SUM([.F56:.F60])" office:value-type="float" office:value="2" calcext:value-type="float">
            <text:p>2</text:p>
          </table:table-cell>
          <table:table-cell table:formula="of:=SUM([.G56:.G60])" office:value-type="float" office:value="3" calcext:value-type="float">
            <text:p>3</text:p>
          </table:table-cell>
          <table:table-cell table:formula="of:=SUM([.H56:.H60])" office:value-type="float" office:value="5" calcext:value-type="float">
            <text:p>5</text:p>
          </table:table-cell>
          <table:table-cell table:formula="of:=SUM([.I56:.I60])" office:value-type="float" office:value="4" calcext:value-type="float">
            <text:p>4</text:p>
          </table:table-cell>
          <table:table-cell table:formula="of:=SUM([.J56:.J60])" office:value-type="float" office:value="3" calcext:value-type="float">
            <text:p>3</text:p>
          </table:table-cell>
          <table:table-cell table:formula="of:=SUM([.K56:.K60])" office:value-type="float" office:value="4" calcext:value-type="float">
            <text:p>4</text:p>
          </table:table-cell>
          <table:table-cell table:formula="of:=SUM([.L56:.L60])" office:value-type="float" office:value="4" calcext:value-type="float">
            <text:p>4</text:p>
          </table:table-cell>
          <table:table-cell table:formula="of:=SUM([.M56:.M60])" office:value-type="float" office:value="2" calcext:value-type="float">
            <text:p>2</text:p>
          </table:table-cell>
          <table:table-cell table:formula="of:=SUM([.N56:.N60])" office:value-type="float" office:value="4" calcext:value-type="float">
            <text:p>4</text:p>
          </table:table-cell>
          <table:table-cell table:formula="of:=SUM([.O56:.O60])" office:value-type="float" office:value="1" calcext:value-type="float">
            <text:p>1</text:p>
          </table:table-cell>
          <table:table-cell table:formula="of:=SUM([.P56:.P60])" office:value-type="float" office:value="4" calcext:value-type="float">
            <text:p>4</text:p>
          </table:table-cell>
          <table:table-cell table:formula="of:=SUM([.Q56:.Q60])" office:value-type="float" office:value="3" calcext:value-type="float">
            <text:p>3</text:p>
          </table:table-cell>
          <table:table-cell table:formula="of:=SUM([.R56:.R60])" office:value-type="float" office:value="1" calcext:value-type="float">
            <text:p>1</text:p>
          </table:table-cell>
          <table:table-cell table:formula="of:=SUM([.S56:.S60])" office:value-type="float" office:value="3" calcext:value-type="float">
            <text:p>3</text:p>
          </table:table-cell>
          <table:table-cell table:formula="of:=SUM([.T56:.T60])" office:value-type="float" office:value="2" calcext:value-type="float">
            <text:p>2</text:p>
          </table:table-cell>
          <table:table-cell table:formula="of:=SUM([.U56:.U60])" office:value-type="float" office:value="1" calcext:value-type="float">
            <text:p>1</text:p>
          </table:table-cell>
          <table:table-cell table:formula="of:=SUM([.V56:.V60])" office:value-type="float" office:value="2" calcext:value-type="float">
            <text:p>2</text:p>
          </table:table-cell>
          <table:table-cell table:formula="of:=SUM([.W56:.W60])" office:value-type="float" office:value="2" calcext:value-type="float">
            <text:p>2</text:p>
          </table:table-cell>
          <table:table-cell table:formula="of:=SUM([.X56:.X60])" office:value-type="float" office:value="3" calcext:value-type="float">
            <text:p>3</text:p>
          </table:table-cell>
          <table:table-cell table:formula="of:=SUM([.Y56:.Y60])" office:value-type="float" office:value="3" calcext:value-type="float">
            <text:p>3</text:p>
          </table:table-cell>
          <table:table-cell table:formula="of:=SUM([.Z56:.Z60])" office:value-type="float" office:value="3" calcext:value-type="float">
            <text:p>3</text:p>
          </table:table-cell>
          <table:table-cell table:formula="of:=SUM([.AA56:.AA60])" office:value-type="float" office:value="2" calcext:value-type="float">
            <text:p>2</text:p>
          </table:table-cell>
          <table:table-cell table:formula="of:=SUM([.AB56:.AB60])" office:value-type="float" office:value="5" calcext:value-type="float">
            <text:p>5</text:p>
          </table:table-cell>
          <table:table-cell table:formula="of:=SUM([.AC56:.AC60])" office:value-type="float" office:value="2" calcext:value-type="float">
            <text:p>2</text:p>
          </table:table-cell>
          <table:table-cell table:formula="of:=SUM([.AD56:.AD60])" office:value-type="float" office:value="3" calcext:value-type="float">
            <text:p>3</text:p>
          </table:table-cell>
          <table:table-cell table:formula="of:=SUM([.AE56:.AE60])" office:value-type="float" office:value="1" calcext:value-type="float">
            <text:p>1</text:p>
          </table:table-cell>
          <table:table-cell table:formula="of:=SUM([.AF56:.AF60])" office:value-type="float" office:value="5" calcext:value-type="float">
            <text:p>5</text:p>
          </table:table-cell>
          <table:table-cell table:formula="of:=SUM([.AG56:.AG60])" office:value-type="float" office:value="2" calcext:value-type="float">
            <text:p>2</text:p>
          </table:table-cell>
          <table:table-cell table:formula="of:=SUM([.AH56:.AH60])" office:value-type="float" office:value="3" calcext:value-type="float">
            <text:p>3</text:p>
          </table:table-cell>
          <table:table-cell table:formula="of:=SUM([.AI56:.AI60])" office:value-type="float" office:value="2" calcext:value-type="float">
            <text:p>2</text:p>
          </table:table-cell>
          <table:table-cell table:formula="of:=SUM([.AJ56:.AJ60])" office:value-type="float" office:value="0" calcext:value-type="float">
            <text:p>0</text:p>
          </table:table-cell>
          <table:table-cell table:formula="of:=SUM([.AK56:.AK60])" office:value-type="float" office:value="2" calcext:value-type="float">
            <text:p>2</text:p>
          </table:table-cell>
          <table:table-cell table:formula="of:=SUM([.AL56:.AL60])" office:value-type="float" office:value="4" calcext:value-type="float">
            <text:p>4</text:p>
          </table:table-cell>
          <table:table-cell table:formula="of:=SUM([.AM56:.AM60])" office:value-type="float" office:value="3" calcext:value-type="float">
            <text:p>3</text:p>
          </table:table-cell>
          <table:table-cell table:formula="of:=SUM([.AN56:.AN60])" office:value-type="float" office:value="4" calcext:value-type="float">
            <text:p>4</text:p>
          </table:table-cell>
          <table:table-cell table:formula="of:=SUM([.AO56:.AO60])" office:value-type="float" office:value="2" calcext:value-type="float">
            <text:p>2</text:p>
          </table:table-cell>
          <table:table-cell table:formula="of:=SUM([.AP56:.AP60])" office:value-type="float" office:value="1" calcext:value-type="float">
            <text:p>1</text:p>
          </table:table-cell>
          <table:table-cell table:formula="of:=SUM([.AQ56:.AQ60])" office:value-type="float" office:value="4" calcext:value-type="float">
            <text:p>4</text:p>
          </table:table-cell>
          <table:table-cell table:formula="of:=SUM([.AR56:.AR60])" office:value-type="float" office:value="2" calcext:value-type="float">
            <text:p>2</text:p>
          </table:table-cell>
          <table:table-cell table:formula="of:=SUM([.AS56:.AS60])" office:value-type="float" office:value="2" calcext:value-type="float">
            <text:p>2</text:p>
          </table:table-cell>
          <table:table-cell table:formula="of:=SUM([.AT56:.AT60])" office:value-type="float" office:value="0" calcext:value-type="float">
            <text:p>0</text:p>
          </table:table-cell>
          <table:table-cell table:formula="of:=SUM([.AU56:.AU60])" office:value-type="float" office:value="3" calcext:value-type="float">
            <text:p>3</text:p>
          </table:table-cell>
          <table:table-cell table:formula="of:=SUM([.AV56:.AV60])" office:value-type="float" office:value="1" calcext:value-type="float">
            <text:p>1</text:p>
          </table:table-cell>
          <table:table-cell table:formula="of:=SUM([.AW56:.AW60])" office:value-type="float" office:value="2" calcext:value-type="float">
            <text:p>2</text:p>
          </table:table-cell>
          <table:table-cell table:formula="of:=SUM([.AX56:.AX60])" office:value-type="float" office:value="0" calcext:value-type="float">
            <text:p>0</text:p>
          </table:table-cell>
          <table:table-cell table:formula="of:=SUM([.AY56:.AY60])" office:value-type="float" office:value="4" calcext:value-type="float">
            <text:p>4</text:p>
          </table:table-cell>
          <table:table-cell table:formula="of:=SUM([.AZ56:.AZ60])" office:value-type="float" office:value="4" calcext:value-type="float">
            <text:p>4</text:p>
          </table:table-cell>
          <table:table-cell table:formula="of:=SUM([.BA56:.BA60])" office:value-type="float" office:value="3" calcext:value-type="float">
            <text:p>3</text:p>
          </table:table-cell>
          <table:table-cell table:formula="of:=SUM([.BB56:.BB60])" office:value-type="float" office:value="2" calcext:value-type="float">
            <text:p>2</text:p>
          </table:table-cell>
          <table:table-cell table:formula="of:=SUM([.BC56:.BC60])" office:value-type="float" office:value="3" calcext:value-type="float">
            <text:p>3</text:p>
          </table:table-cell>
          <table:table-cell table:formula="of:=SUM([.BD56:.BD60])" office:value-type="float" office:value="2" calcext:value-type="float">
            <text:p>2</text:p>
          </table:table-cell>
          <table:table-cell table:formula="of:=SUM([.BE56:.BE60])" office:value-type="float" office:value="3" calcext:value-type="float">
            <text:p>3</text:p>
          </table:table-cell>
          <table:table-cell table:formula="of:=SUM([.BF56:.BF60])" office:value-type="float" office:value="2" calcext:value-type="float">
            <text:p>2</text:p>
          </table:table-cell>
          <table:table-cell table:formula="of:=SUM([.BG56:.BG60])" office:value-type="float" office:value="1" calcext:value-type="float">
            <text:p>1</text:p>
          </table:table-cell>
          <table:table-cell table:formula="of:=SUM([.BH56:.BH60])" office:value-type="float" office:value="4" calcext:value-type="float">
            <text:p>4</text:p>
          </table:table-cell>
          <table:table-cell table:formula="of:=SUM([.BI56:.BI60])" office:value-type="float" office:value="3" calcext:value-type="float">
            <text:p>3</text:p>
          </table:table-cell>
          <table:table-cell table:formula="of:=SUM([.BJ56:.BJ60])" office:value-type="float" office:value="2" calcext:value-type="float">
            <text:p>2</text:p>
          </table:table-cell>
          <table:table-cell table:formula="of:=SUM([.BK56:.BK60])" office:value-type="float" office:value="3" calcext:value-type="float">
            <text:p>3</text:p>
          </table:table-cell>
          <table:table-cell table:formula="of:=SUM([.BL56:.BL60])" office:value-type="float" office:value="3" calcext:value-type="float">
            <text:p>3</text:p>
          </table:table-cell>
          <table:table-cell table:formula="of:=SUM([.BM56:.BM60])" office:value-type="float" office:value="3" calcext:value-type="float">
            <text:p>3</text:p>
          </table:table-cell>
          <table:table-cell table:formula="of:=SUM([.BN56:.BN60])" office:value-type="float" office:value="2" calcext:value-type="float">
            <text:p>2</text:p>
          </table:table-cell>
          <table:table-cell table:formula="of:=SUM([.BO56:.BO60])" office:value-type="float" office:value="3" calcext:value-type="float">
            <text:p>3</text:p>
          </table:table-cell>
          <table:table-cell table:formula="of:=SUM([.BP56:.BP60])" office:value-type="float" office:value="1" calcext:value-type="float">
            <text:p>1</text:p>
          </table:table-cell>
          <table:table-cell table:formula="of:=SUM([.BQ56:.BQ60])" office:value-type="float" office:value="2" calcext:value-type="float">
            <text:p>2</text:p>
          </table:table-cell>
          <table:table-cell table:formula="of:=SUM([.BR56:.BR60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/00/0000</text:date>, <text:time style:data-style-name="N2" text:time-value="10:01:10.0474765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9T10:02:30.259959811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4580" meta:object-count="0"/>
  </office:meta>
</office:document-meta>
</file>